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table:align="center" style:shadow="none"/>
    </style:style>
    <style:style style:name="Tabela1.A" style:family="table-column">
      <style:table-column-properties style:column-width="2.3cm"/>
    </style:style>
    <style:style style:name="Tabela1.B" style:family="table-column">
      <style:table-column-properties style:column-width="12.196cm"/>
    </style:style>
    <style:style style:name="Tabela1.C" style:family="table-column">
      <style:table-column-properties style:column-width="2.514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" officeooo:rsid="0006d50b" officeooo:paragraph-rsid="0006d50b"/>
    </style:style>
    <style:style style:name="P3" style:family="paragraph" style:parent-style-name="Table_20_Heading">
      <style:paragraph-properties fo:text-align="center" style:justify-single-word="false"/>
      <style:text-properties style:font-name="Liberation Serif" officeooo:rsid="0005b6d3" officeooo:paragraph-rsid="0005b6d3"/>
    </style:style>
    <style:style style:name="P4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Liberation Serif" officeooo:rsid="0005b6d3" officeooo:paragraph-rsid="0005b6d3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05b6d3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112f81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0a15b4" officeooo:paragraph-rsid="000a15b4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rsid="000a84cc" officeooo:paragraph-rsid="000a84c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rsid="000dd9ba" officeooo:paragraph-rsid="000dd9ba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rsid="0010fb21" officeooo:paragraph-rsid="0010fb21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officeooo:rsid="0011e270" officeooo:paragraph-rsid="0011e270"/>
    </style:style>
    <style:style style:name="P12" style:family="paragraph" style:parent-style-name="Table_20_Contents" style:list-style-name="L3">
      <style:paragraph-properties fo:margin-left="0cm" fo:margin-right="0cm" fo:text-align="justify" style:justify-single-word="false" fo:text-indent="-0.635cm" style:auto-text-indent="false"/>
      <style:text-properties style:font-name="Liberation Serif" officeooo:rsid="000a15b4" officeooo:paragraph-rsid="000a15b4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193367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162f01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rsid="001829e1" officeooo:paragraph-rsid="001829e1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11e270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15ce24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1401cf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10fb21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dd9ba" officeooo:paragraph-rsid="001d476e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1c72" officeooo:paragraph-rsid="001e1c72"/>
    </style:style>
    <style:style style:name="P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89d2" officeooo:paragraph-rsid="001e89d2"/>
    </style:style>
    <style:style style:name="P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83684" officeooo:paragraph-rsid="00083684"/>
    </style:style>
    <style:style style:name="P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a84cc" officeooo:paragraph-rsid="000a84cc"/>
    </style:style>
    <style:style style:name="T1" style:family="text">
      <style:text-properties officeooo:rsid="0006d50b"/>
    </style:style>
    <style:style style:name="T2" style:family="text">
      <style:text-properties officeooo:rsid="000bd7b1"/>
    </style:style>
    <style:style style:name="T3" style:family="text">
      <style:text-properties officeooo:rsid="000c8883"/>
    </style:style>
    <style:style style:name="T4" style:family="text">
      <style:text-properties officeooo:rsid="000dd9ba"/>
    </style:style>
    <style:style style:name="T5" style:family="text">
      <style:text-properties officeooo:rsid="000e7c14"/>
    </style:style>
    <style:style style:name="T6" style:family="text">
      <style:text-properties officeooo:rsid="000e825d"/>
    </style:style>
    <style:style style:name="T7" style:family="text">
      <style:text-properties officeooo:rsid="0010fb21"/>
    </style:style>
    <style:style style:name="T8" style:family="text">
      <style:text-properties officeooo:rsid="00112f81"/>
    </style:style>
    <style:style style:name="T9" style:family="text">
      <style:text-properties officeooo:rsid="0011e270"/>
    </style:style>
    <style:style style:name="T10" style:family="text">
      <style:text-properties officeooo:rsid="00135085"/>
    </style:style>
    <style:style style:name="T11" style:family="text">
      <style:text-properties officeooo:rsid="001401cf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style:font-name="Liberation Serif" officeooo:rsid="0015ce24"/>
    </style:style>
    <style:style style:name="T14" style:family="text">
      <style:text-properties style:font-name="Liberation Serif" officeooo:rsid="00193367"/>
    </style:style>
    <style:style style:name="T15" style:family="text">
      <style:text-properties officeooo:rsid="001d476e"/>
    </style:style>
    <style:style style:name="T16" style:family="text">
      <style:text-properties officeooo:rsid="001f1e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2">Requisito</text:p>
            </table:table-cell>
            <table:table-cell table:style-name="Tabela1.B1" office:value-type="string">
              <text:p text:style-name="P4">Descrição</text:p>
            </table:table-cell>
            <table:table-cell table:style-name="Tabela1.C1" office:value-type="string">
              <text:p text:style-name="P3">Prioridade</text:p>
            </table:table-cell>
          </table:table-row>
        </table:table-header-rows>
        <table:table-row>
          <table:table-cell table:style-name="Tabela1.A2" office:value-type="string">
            <text:p text:style-name="P5">RF01</text:p>
          </table:table-cell>
          <table:table-cell table:style-name="Tabela1.B2" office:value-type="string">
            <text:p text:style-name="P18"><text:span text:style-name="T1">Deve haver um cadastro de usuários (clientes, mesas e administradores) com no mínimo um nome, usuário e senha. Somente um usuário do tipo administrador pode adicionar outros administradores e mesas, os demais cadastros serão todos do tipo cliente. </text:span></text:p>
            <text:p text:style-name="P18"><text:span text:style-name="T1">Quando o usuário for do tipo mesa ele deverá ter também um status(Livre, Ocupado e Aguardando limpeza).</text:span></text:p>
            <text:p text:style-name="P24">Para usuários do tipo cliente, dados como CPF/CNPJ, e-mail e endereço devem ser informados.</text:p>
          </table:table-cell>
          <table:table-cell table:style-name="Tabela1.C2" office:value-type="string">
            <text:p text:style-name="P7">Alta</text:p>
          </table:table-cell>
        </table:table-row>
        <table:table-row>
          <table:table-cell table:style-name="Tabela1.A2" office:value-type="string">
            <text:p text:style-name="P5">RF02</text:p>
          </table:table-cell>
          <table:table-cell table:style-name="Tabela1.B3" office:value-type="string">
            <text:list xml:id="list5223630873955893742" text:style-name="L3">
              <text:list-header>
                <text:p text:style-name="P12">Deve haver uma implantação de saldo para o usuário do tipo cliente. Quando o cliente compra créditos no estabelecimento para gastar online, um administrador deve lançar esse crédito para este cliente. Deve haver um local onde o administrador selecione o cliente e indique o preço a ser lançado. Esse processo gera um registro no histórico de saldo do cliente.</text:p>
              </text:list-header>
            </text:list>
          </table:table-cell>
          <table:table-cell table:style-name="Tabela1.C3" office:value-type="string">
            <text:p text:style-name="P7">Alta</text:p>
          </table:table-cell>
        </table:table-row>
        <table:table-row>
          <table:table-cell table:style-name="Tabela1.A2" office:value-type="string">
            <text:p text:style-name="P5">RF03</text:p>
          </table:table-cell>
          <table:table-cell table:style-name="Tabela1.B4" office:value-type="string">
            <text:p text:style-name="P25">Deve haver um cadastro de produtos, onde o administrador, e somente ele, possa dizer o nome do produto, o preço, os ingredientes, a <text:span text:style-name="T3">sub</text:span>categoria e se este produto estará ativo <text:span text:style-name="T2">ou não</text:span>.</text:p>
          </table:table-cell>
          <table:table-cell table:style-name="Tabela1.C4" office:value-type="string">
            <text:p text:style-name="P8">Alta</text:p>
          </table:table-cell>
        </table:table-row>
        <table:table-row>
          <table:table-cell table:style-name="Tabela1.A2" office:value-type="string">
            <text:p text:style-name="P5">RF04</text:p>
          </table:table-cell>
          <table:table-cell table:style-name="Tabela1.B5" office:value-type="string">
            <text:p text:style-name="P25">Cadastro de <text:span text:style-name="T4">sub</text:span>categoria do produto. <text:span text:style-name="T4">Esta deve conter uma descrição e uma categoria (doces, salgados e bebidas).</text:span></text:p>
          </table:table-cell>
          <table:table-cell table:style-name="Tabela1.C5" office:value-type="string">
            <text:p text:style-name="P8">Alta</text:p>
          </table:table-cell>
        </table:table-row>
        <table:table-row>
          <table:table-cell table:style-name="Tabela1.A2" office:value-type="string">
            <text:p text:style-name="P5">RF05</text:p>
          </table:table-cell>
          <table:table-cell table:style-name="Tabela1.B6" office:value-type="string">
            <text:p text:style-name="P21">O sistema deverá dispor uma lista dos produtos ativos cadastrados para que o cliente inclua-os no seu pedido. Após escolher o cliente finaliza o pedido que é enviado para o preparo, adicionado na fila de pedidos e adicionado na comanda deste cliente.</text:p>
            <text:p text:style-name="P21"><text:span text:style-name="T15">O cliente só pode criar pedidos se tiver saldo o suficiente para pagá-los.</text:span></text:p>
          </table:table-cell>
          <table:table-cell table:style-name="Tabela1.C6" office:value-type="string">
            <text:p text:style-name="P9">Alta</text:p>
          </table:table-cell>
        </table:table-row>
        <table:table-row>
          <table:table-cell table:style-name="Tabela1.A2" office:value-type="string">
            <text:p text:style-name="P5">RF06</text:p>
          </table:table-cell>
          <table:table-cell table:style-name="Tabela1.B10" office:value-type="string">
            <text:p text:style-name="P16"><text:span text:style-name="T5">Sempre que um pedido for criado ele deve ser vinculado a uma comanda. Se nenhuma comanda ativa existe para o cliente, uma nova deve ser criada. Se já existe o pedido pode ser vinculado</text:span> <text:span text:style-name="T5">a comanda atual. O cliente pode fazer vários pedidos com a mesma comanda. </text:span></text:p>
            <text:p text:style-name="P18"><text:span text:style-name="T10">O pedido deverá conter os status “aberto”, “fechado” e “fechado para pedido”. </text:span></text:p>
            <text:p text:style-name="P18"><text:span text:style-name="T6">Se o pedido está sendo feito de um usuário do tipo mesa a comanda é aberta quando pedidos são inseridos, e fechada quando a comanda é paga. Porém ficará “fechada para pedido” entre o tempo do fechamento da comanda até seu pagamento. </text:span></text:p>
            <text:p text:style-name="P19"><text:span text:style-name="T11">Comandas criadas por usuários do tipo cliente só terão um pedido. Após inserido o pedido a comanda fica com status “fechada para pedido” até que seja efetuado o pagamento e a comanda seja fechada.</text:span></text:p>
            <text:p text:style-name="P20"><text:span text:style-name="T7">Pedidos só podem ser adicionados em comandas com status igual a “aberto”.</text:span></text:p>
          </table:table-cell>
          <table:table-cell table:style-name="Tabela1.C10" office:value-type="string">
            <text:p text:style-name="P10">Alta</text:p>
          </table:table-cell>
        </table:table-row>
        <table:table-row>
          <table:table-cell table:style-name="Tabela1.A2" office:value-type="string">
            <text:p text:style-name="P6">RF0<text:span text:style-name="T8">7</text:span></text:p>
          </table:table-cell>
          <table:table-cell table:style-name="Tabela1.B10" office:value-type="string">
            <text:p text:style-name="P17"><text:span text:style-name="T9">Após solicitado o fechamento da comanda, a conta do cliente é gerada com o total dos pedidos. Após pagar a conta a comanda é fechada.</text:span></text:p>
          </table:table-cell>
          <table:table-cell table:style-name="Tabela1.C10" office:value-type="string">
            <text:p text:style-name="P11">Alta</text:p>
          </table:table-cell>
        </table:table-row>
        <table:table-row>
          <table:table-cell table:style-name="Tabela1.A2" office:value-type="string">
            <text:p text:style-name="P6">RF0<text:span text:style-name="T8">8</text:span></text:p>
          </table:table-cell>
          <table:table-cell table:style-name="Tabela1.B10" office:value-type="string">
            <text:p text:style-name="P14"><text:span text:style-name="T13">Deve existir uma fila de pedidos onde o cliente possa visualizar o andamento do seu pedido. Sempre que um pedido novo é adicionado ele entra no final da fila. Nesta fila devem ser mostrados o número do pedido, a mesa, o status e o tempo estimado. </text:span><text:bookmark text:name="docs-internal-guid-4e2d39ae-dff6-fd51-f181-1263f93afbf0"/><text:span text:style-name="T12">O status deverá conter as opções, “aguardando”, “em preparo”, “sendo entregue”, “finalizado” e </text:span><text:soft-page-break/><text:span text:style-name="T12">“cancelado”.</text:span></text:p>
            <text:p text:style-name="P15"><text:span text:style-name="T12">Pedidos finalizados não aparecem nessa lista.</text:span></text:p>
          </table:table-cell>
          <table:table-cell table:style-name="Tabela1.C10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6">RF0<text:span text:style-name="T8">9</text:span></text:p>
          </table:table-cell>
          <table:table-cell table:style-name="Tabela1.B10" office:value-type="string">
            <text:p text:style-name="P13"><text:span text:style-name="T14">O sistema deve dispor um local para consulta da comanda atual. Neste local serão listados todos os pedidos da comanda atual com seus respectivos produtos(quantidades e preços).</text:span></text:p>
            <text:p text:style-name="P13"><text:span text:style-name="T14">Neste local é possível pedir o fechamento da comanda e o cancelamento de algum pedido.</text:span></text:p>
            <text:p text:style-name="P13"><text:span text:style-name="T14">Pedidos só podem ser cancelados se estiverem com status “aguardando”.</text:span></text:p>
          </table:table-cell>
          <table:table-cell table:style-name="Tabela1.C10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6">RF<text:span text:style-name="T8">10</text:span></text:p>
          </table:table-cell>
          <table:table-cell table:style-name="Tabela1.B11" office:value-type="string">
            <text:p text:style-name="P22">O sistema deve mostrar as mesas disponíveis no local, para que os clientes saibam se terão uma mesa no estabelecimento. Para isso devem ser mostrados todos os usuários do tipo mesa, e seu status indicará se estão disponíveis ou não. </text:p>
            <text:p text:style-name="P23">Quando a atendimento inicia, a mesa é ocupada. </text:p>
            <text:p text:style-name="P23">Quando o pagamento é efetuado a mesa passa para aguardando limpeza.</text:p>
            <text:p text:style-name="P23">Após ser higienizada a mesa volta para <text:span text:style-name="T16">livre</text:span>.</text:p>
          </table:table-cell>
          <table:table-cell table:style-name="Tabela1.C11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09:47.917000000</meta:creation-date>
    <dc:date>2015-06-10T21:53:02.427000000</dc:date>
    <meta:editing-duration>PT1H40M24S</meta:editing-duration>
    <meta:editing-cycles>29</meta:editing-cycles>
    <meta:generator>LibreOffice/4.2.5.2$Windows_x86 LibreOffice_project/6ff819b65674ae6c83f3cbab9e4a4c2b292a7a94</meta:generator>
    <meta:document-statistic meta:table-count="1" meta:image-count="0" meta:object-count="0" meta:page-count="2" meta:paragraph-count="43" meta:word-count="609" meta:character-count="3610" meta:non-whitespace-character-count="3038"/>
  </office:meta>
</office:document-meta>
</file>